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cc" draw:fill="none" draw:textarea-vertical-align="middl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svg:stroke-color="#cc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cc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solid" draw:stroke-dash="Fine_20_Dashed" svg:stroke-color="#cc0066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017cm" svg:y1="7.858cm" svg:x2="10.017cm" svg:y2="19.034cm">
          <text:p/>
        </draw:line>
        <draw:line draw:style-name="gr1" draw:text-style-name="P1" draw:layer="layout" svg:x1="4.81cm" svg:y1="13.827cm" svg:x2="15.478cm" svg:y2="13.827cm">
          <text:p/>
        </draw:line>
        <draw:line draw:style-name="gr2" draw:text-style-name="P1" draw:layer="layout" svg:x1="10.017cm" svg:y1="13.827cm" svg:x2="12.684cm" svg:y2="8.214cm">
          <text:p/>
        </draw:line>
        <draw:line draw:style-name="gr3" draw:text-style-name="P1" draw:layer="layout" svg:x1="10.017cm" svg:y1="13.827cm" svg:x2="12.811cm" svg:y2="13.827cm">
          <text:p/>
        </draw:line>
        <draw:line draw:style-name="gr3" draw:text-style-name="P1" draw:layer="layout" svg:x1="12.684cm" svg:y1="13.827cm" svg:x2="12.684cm" svg:y2="8.239cm">
          <text:p/>
        </draw:line>
        <draw:line draw:style-name="gr4" draw:text-style-name="P1" draw:layer="layout" svg:x1="10.017cm" svg:y1="13.827cm" svg:x2="8.493cm" svg:y2="9.763cm">
          <text:p/>
        </draw:line>
        <draw:line draw:style-name="gr5" draw:text-style-name="P1" draw:layer="layout" svg:x1="8.493cm" svg:y1="9.763cm" svg:x2="12.684cm" svg:y2="8.259cm">
          <text:p/>
        </draw:line>
        <draw:line draw:style-name="gr6" draw:text-style-name="P1" draw:layer="layout" svg:x1="4.81cm" svg:y1="13.827cm" svg:x2="4.835cm" svg:y2="13.827cm">
          <text:p/>
        </draw:line>
        <draw:line draw:style-name="gr7" draw:text-style-name="P1" draw:layer="layout" svg:x1="15.352cm" svg:y1="11.922cm" svg:x2="5.327cm" svg:y2="15.571cm">
          <text:p/>
        </draw:line>
        <draw:line draw:style-name="gr7" draw:text-style-name="P1" draw:layer="layout" svg:x1="11.772cm" svg:y1="18.519cm" svg:x2="8.036cm" svg:y2="8.5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1-28T15:25:21</meta:creation-date>
    <dc:date>2022-11-28T15:35:12</dc:date>
    <meta:editing-duration>PT9M51S</meta:editing-duration>
    <meta:editing-cycles>1</meta:editing-cycles>
    <meta:document-statistic meta:object-count="10"/>
    <meta:generator>OpenOffice/4.1.7$Unix OpenOffice.org_project/417m1$Build-9800</meta:generator>
  </office:meta>
</office:document-meta>
</file>